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Times New Roman" style:font-name-complex="Times New Roman"/>
    </style:style>
    <style:style style:name="P2" style:parent-style-name="Normal" style:family="paragraph">
      <style:paragraph-properties fo:text-align="justify"/>
      <style:text-properties style:font-name="Times New Roman" style:font-name-complex="Times New Roman"/>
    </style:style>
    <style:style style:name="P3" style:parent-style-name="Normal" style:family="paragraph">
      <style:paragraph-properties fo:text-align="justify"/>
      <style:text-properties style:font-name="Times New Roman" style:font-name-complex="Times New Roman"/>
    </style:style>
    <style:style style:name="P4" style:parent-style-name="Normal" style:family="paragraph">
      <style:paragraph-properties fo:text-align="justify"/>
      <style:text-properties style:font-name="Times New Roman" style:font-name-complex="Times New Roman"/>
    </style:style>
    <style:style style:name="P5" style:parent-style-name="Normal" style:family="paragraph">
      <style:paragraph-properties fo:text-align="justify"/>
      <style:text-properties style:font-name="Times New Roman" style:font-name-complex="Times New Roman"/>
    </style:style>
    <style:style style:name="P6" style:parent-style-name="Normal" style:family="paragraph">
      <style:paragraph-properties fo:text-align="justify"/>
      <style:text-properties style:font-name="Times New Roman" style:font-name-complex="Times New Roman"/>
    </style:style>
    <style:style style:name="P7" style:parent-style-name="Normal" style:family="paragraph">
      <style:paragraph-properties fo:text-align="justify"/>
      <style:text-properties style:font-name="Times New Roman" style:font-name-complex="Times New Roman"/>
    </style:style>
    <style:style style:name="P8" style:parent-style-name="Normal" style:family="paragraph">
      <style:paragraph-properties fo:text-align="justify"/>
      <style:text-properties style:font-name="Times New Roman" style:font-name-complex="Times New Roman"/>
    </style:style>
    <style:style style:name="P9" style:parent-style-name="Normal" style:family="paragraph">
      <style:paragraph-properties fo:text-align="justify"/>
      <style:text-properties style:font-name="Times New Roman" style:font-name-complex="Times New Roman"/>
    </style:style>
    <style:style style:name="P10" style:parent-style-name="Normal" style:family="paragraph">
      <style:paragraph-properties fo:text-align="justify"/>
      <style:text-properties style:font-name="Times New Roman" style:font-name-complex="Times New Roman"/>
    </style:style>
    <style:style style:name="P11" style:parent-style-name="Normal" style:family="paragraph">
      <style:paragraph-properties fo:text-align="justify"/>
      <style:text-properties style:font-name="Times New Roman" style:font-name-complex="Times New Roman"/>
    </style:style>
    <style:style style:name="P12" style:parent-style-name="Normal" style:family="paragraph">
      <style:paragraph-properties fo:text-align="justify"/>
      <style:text-properties style:font-name="Times New Roman" style:font-name-complex="Times New Roman"/>
    </style:style>
    <style:style style:name="P13" style:parent-style-name="Normal" style:family="paragraph">
      <style:paragraph-properties fo:text-align="justify"/>
      <style:text-properties style:font-name="Times New Roman" style:font-name-complex="Times New Roman"/>
    </style:style>
    <style:style style:name="P14" style:parent-style-name="Normal" style:family="paragraph">
      <style:paragraph-properties fo:text-align="justify"/>
      <style:text-properties style:font-name="Times New Roman" style:font-name-complex="Times New Roman"/>
    </style:style>
    <style:style style:name="P15" style:parent-style-name="Normal" style:family="paragraph">
      <style:paragraph-properties fo:text-align="justify"/>
    </style:style>
    <style:style style:name="T16" style:parent-style-name="DefaultParagraphFont" style:family="text">
      <style:text-properties style:font-name="Times New Roman" style:font-name-complex="Times New Roman"/>
    </style:style>
  </office:automatic-styles>
  <office:body>
    <office:text text:use-soft-page-breaks="true">
      <text:p text:style-name="P1"><text:s text:c="73"/>El taxista<text:s/></text:p>
      <text:p text:style-name="P2">Javier es otro taxista de antaño, con una historia bastante peculiar. Pero primero, conozcámosle un poco: <text:s/>26 años, ingeniero civil de profesión, egresado de una de las mejores universidades del país (extrañamente terminó conduciendo un taxi). En cuanto a su personalidad podemos decir que este es una buena persona, bastante efusivo pues a veces es cegado por la ira, pero dejémoslo en que es una buena persona. Por otro lado, su vida amorosa tampoco es la mejor. A su corta edad ya se encuentra casado, su esposa se llama Julia; ella tiene 7 años más que él, y es bastante mandona, todos creen que están juntos únicamente por no sentirse tristes en las noches, cuando la soledad se hace presente, a pesar de eso han sobrevivido 4 años en. Javier le quiere, pero para el este no es un motivo suficiente para dejar de conocer a otras mujeres, si saben a lo que me refiero…</text:p>
      <text:p text:style-name="P3">Ahora que conocemos un poco mejor a Javier, podemos contar su historia.<text:s/></text:p>
      <text:p text:style-name="P4">Todo inicia en un día normal, Javier tiene una rutina bastante marcada: Se despierta a las 5 am, corre a servir un café bastante cargado para despertarse, toma una ducha con agua helada, agarra lo primero que ve en el closet, enciende su taxi y sale a recorrer la ciudad buscando pasajeros. Ese día pintaba no ser bueno, puesto que tenía la creencia que, si en las primeras dos horas de trabajo no tenia a su primer pasajero, ese día seria malo.<text:s/></text:p>
      <text:p text:style-name="P5">Alrededor de las 9 am encuentra a su primer pasajero. Una mujer de piernas largas y un cabello brillante y ojos azules como el mar. Parecía bastante atractiva, pero bueno, esas son solo supersticiones, ya que el tapabocas cubre la mitad de su rostro, y en esta época de la pandemia, uno se lleva bastantes sorpresas, por no decir sustos. <text:s/>El trayecto era bastante largo, ya que tenían que atravesar toda la ciudad, así que Javier (quien se cree todo un galán), decide hablar con ella para que el recorrido sea más agradable para ambos. Empiezan a hablar del clima, de los hoyos en las calles en la ciudad, del trafico en la autopista, y temas que normalmente hablarías con alguien que presta el servicio de taxi. <text:s/></text:p>
      <text:p text:style-name="P6">Después de 40 minutos, por fin llegan a su destino, la mujer se quita en tapabocas antes de bajar el taxi; Javier se da cuenta de que es una joven bastante hermosa y queda flechado inmediatamente. Tanto así, que hace un descuento considerable en su cobro. Después de que esta se baja del taxi, Javier nota algo extraño, la mujer se nota algo indecisa en entrar o no a su casa, se pone un poco temblorosa, trata de bajar su falda para que esta cubra mas sus piernas y abotona su camisa hasta arriba. Javier le pregunta si esta bien, ya que al ver su comportamiento decide quedarse allí observándola, a lo que cual ella le responde con voz quebrada que no pasa nada en especial. 3 segundos después un hombre enorme y de apariencia desagradable abre la puerta, tenia la camisa sucia, al parecer llena de manchas de salsa y un olor fuerte a alcohol. Este hombre comienza a gritarle a la bella chica, diciéndole que es una zorra y que seguramente estaba con otro hombre, al no llegar a su casa la noche anterior. Ella indefensa, solo comienza a llorar.<text:s/></text:p>
      <text:p text:style-name="P7">Javier entonces decide bajar de su taxi para defenderla, cierra la mano y manda un puño directo a la cara del hombre, y este cae al suelo. Aun así, este se levanta y empieza una pelea, pero el hombre, al ser mucho mas alto y fuerte que nuestro protagonista, lo vence rápidamente. Después de dejar a Javier malherido, toma a la chica del brazo y la arrastra rápidamente dentro de la casa. En este momento, muy enojado decide volver al día siguiente, pero esta vez no hacerlo solo. Convoca a 3 de sus mejores amigos los cuales aceptan sin duda. Su plan es sacar al hombre de su casa y llevarlo a un callejón cercano y darle una paliza.<text:s/></text:p>
      <text:p text:style-name="P8">Tal y como lo planean, se aparecen en su casa al día siguiente, y tocan la puerta, al insistir durante 10 minutos, les parece extraño y pierden la paciencia y pierden la esperanza, tocan una ultima vez y el hombre por fin abre la puerta. Lo toman rápido del cuello y los brazos, dejándole imposible defenderse, tapan su boca y se lo llevan al callejón oscuro. <text:s/>Javier decide dejarlo en manos de sus amigos, corre a la casa rápidamente en busca de esa hermosa joven y así poder salvarla de aquel salvaje. Cuando por fin la encuentra, la escena es devastadora, ella se encontraba en el patio de aquella casa ya muerta, al parecer la noche anterior, su abusador en medio de un ataque de celos la mata a golpes. A partir de allí Javier grita y se lamenta, pero decide entonces vengar su muerto.<text:s/></text:p>
      <text:p text:style-name="P9">Corre hacia donde estaban sus amigos, pero antes de eso, toma un cuchillo enorme que tenia en su taxi, el cual mantenía allí para defenderse si alguien intentaba robarle. Al llegar, no se detiene ni un segundo, la ira se apodera de todo su cuerpo, rápidamente toma el cuchillo y lo clava en el cuello de aquel hombre, lo hace una y otra vez hasta que sus amigos lo detienen y bastante asustados, se lo llevan lo más lejos posible. Queda allí la escena del crimen, el hombre muere después de la serie de puñaladas. Tan solo un par de días después Javier es atrapado por la policía, este es arrestado y condenado a 30 años por homicidio, y sus amigos también son condenados al ser cómplices de este, pues al parecer, una de las vecinas había logrado ver todo lo que había pasado, recuerda las placas del taxi de Javier y les entrega la información a los investigadores, a partir de allí fue bastante fácil encontrarlos.</text:p>
      <text:p text:style-name="P10">La historia nos deja entonces este trágico resultado: 2 muertos y un reo. La hermosa chica asesinada por su pareja a golpes, el hombre muerto a causa de 5 puñalas y Javier… Envejeciendo en una cárcel a causa de la venganza.</text:p>
      <text:p text:style-name="P11"/>
      <text:p text:style-name="P12"/>
      <text:p text:style-name="P13"/>
      <text:p text:style-name="P14"/>
      <text:p text:style-name="P15"><text:span text:style-name="T16">Pablo garces hoyo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blo garces hoyos</meta:initial-creator>
    <dc:creator>pablo garces hoyos</dc:creator>
    <meta:creation-date>2022-04-11T03:33:00Z</meta:creation-date>
    <dc:date>2022-04-11T03:33:00Z</dc:date>
    <meta:template xlink:href="Normal.dotm" xlink:type="simple"/>
    <meta:editing-cycles>3</meta:editing-cycles>
    <meta:editing-duration>PT0S</meta:editing-duration>
    <meta:document-statistic meta:page-count="1" meta:paragraph-count="11" meta:word-count="870" meta:character-count="5824" meta:row-count="41" meta:non-whitespace-character-count="4965"/>
  </office:meta>
</office:document-meta>
</file>